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1018" officeooo:paragraph-rsid="00041018"/>
    </style:style>
    <style:style style:name="P2" style:family="paragraph" style:parent-style-name="Standard">
      <style:text-properties fo:font-weight="bold" officeooo:rsid="0002382c" officeooo:paragraph-rsid="0002382c" style:font-weight-asian="bold" style:font-weight-complex="bold"/>
    </style:style>
    <style:style style:name="P3" style:family="paragraph" style:parent-style-name="Standard">
      <style:text-properties fo:font-weight="bold" officeooo:rsid="00041018" officeooo:paragraph-rsid="00041018" style:font-weight-asian="bold" style:font-weight-complex="bold"/>
    </style:style>
    <style:style style:name="P4" style:family="paragraph" style:parent-style-name="Standard">
      <style:text-properties fo:font-weight="bold" officeooo:rsid="0005f7ec" officeooo:paragraph-rsid="00041018" style:font-weight-asian="bold" style:font-weight-complex="bold"/>
    </style:style>
    <style:style style:name="P5" style:family="paragraph" style:parent-style-name="Standard">
      <style:text-properties fo:font-weight="bold" officeooo:rsid="0005f7ec" officeooo:paragraph-rsid="0005f7ec" style:font-weight-asian="bold" style:font-weight-complex="bold"/>
    </style:style>
    <style:style style:name="P6" style:family="paragraph" style:parent-style-name="Standard">
      <style:text-properties fo:font-weight="bold" officeooo:rsid="0007bc50" officeooo:paragraph-rsid="0007bc50" style:font-weight-asian="bold" style:font-weight-complex="bold"/>
    </style:style>
    <style:style style:name="P7" style:family="paragraph" style:parent-style-name="Standard">
      <style:text-properties fo:font-weight="bold" officeooo:rsid="00083f1d" officeooo:paragraph-rsid="00083f1d" style:font-weight-asian="bold" style:font-weight-complex="bold"/>
    </style:style>
    <style:style style:name="P8" style:family="paragraph" style:parent-style-name="Standard">
      <style:text-properties fo:font-weight="bold" officeooo:rsid="000c1a50" officeooo:paragraph-rsid="000c1a50" style:font-weight-asian="bold" style:font-weight-complex="bold"/>
    </style:style>
    <style:style style:name="P9" style:family="paragraph" style:parent-style-name="Standard">
      <style:text-properties fo:font-weight="bold" officeooo:rsid="000d07a2" officeooo:paragraph-rsid="000d07a2" style:font-weight-asian="bold" style:font-weight-complex="bold"/>
    </style:style>
    <style:style style:name="P10" style:family="paragraph" style:parent-style-name="Standard">
      <style:text-properties fo:font-weight="bold" officeooo:rsid="000ee990" officeooo:paragraph-rsid="000ee990" style:font-weight-asian="bold" style:font-weight-complex="bold"/>
    </style:style>
    <style:style style:name="P11" style:family="paragraph" style:parent-style-name="Standard">
      <style:text-properties fo:font-weight="bold" officeooo:rsid="00122392" officeooo:paragraph-rsid="00122392" style:font-weight-asian="bold" style:font-weight-complex="bold"/>
    </style:style>
    <style:style style:name="P12" style:family="paragraph" style:parent-style-name="Standard">
      <style:text-properties fo:font-weight="bold" officeooo:rsid="00135665" officeooo:paragraph-rsid="00135665" style:font-weight-asian="bold" style:font-weight-complex="bold"/>
    </style:style>
    <style:style style:name="P13" style:family="paragraph" style:parent-style-name="Standard">
      <style:text-properties fo:font-weight="bold" officeooo:rsid="0015a645" officeooo:paragraph-rsid="0015a645" style:font-weight-asian="bold" style:font-weight-complex="bold"/>
    </style:style>
    <style:style style:name="P14" style:family="paragraph" style:parent-style-name="Standard">
      <style:text-properties fo:font-weight="bold" officeooo:rsid="0017e448" officeooo:paragraph-rsid="0017e448" style:font-weight-asian="bold" style:font-weight-complex="bold"/>
    </style:style>
    <style:style style:name="P15" style:family="paragraph" style:parent-style-name="Standard">
      <style:text-properties fo:font-weight="bold" officeooo:rsid="0018c263" officeooo:paragraph-rsid="0018c263" style:font-weight-asian="bold" style:font-weight-complex="bold"/>
    </style:style>
    <style:style style:name="P16" style:family="paragraph" style:parent-style-name="Standard">
      <style:text-properties fo:font-weight="bold" officeooo:rsid="00199607" officeooo:paragraph-rsid="00199607" style:font-weight-asian="bold" style:font-weight-complex="bold"/>
    </style:style>
    <style:style style:name="P17" style:family="paragraph" style:parent-style-name="Standard">
      <style:text-properties fo:font-weight="bold" officeooo:rsid="001b7053" officeooo:paragraph-rsid="001b705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2382c" style:font-weight-asian="bold" style:font-weight-complex="bold"/>
    </style:style>
    <style:style style:name="T3" style:family="text">
      <style:text-properties fo:font-weight="bold" officeooo:rsid="0005f7ec" style:font-weight-asian="bold" style:font-weight-complex="bold"/>
    </style:style>
    <style:style style:name="T4" style:family="text">
      <style:text-properties officeooo:rsid="000a2676"/>
    </style:style>
    <style:style style:name="T5" style:family="text">
      <style:text-properties officeooo:rsid="000c1a50"/>
    </style:style>
    <style:style style:name="T6" style:family="text">
      <style:text-properties officeooo:rsid="0015a645"/>
    </style:style>
    <style:style style:name="T7" style:family="text">
      <style:text-properties officeooo:rsid="0018c2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7"/><text:span text:style-name="T2">JAVA</text:span></text:p>
      <text:p text:style-name="P2">What is java?</text:p>
      <text:p text:style-name="P2"><text:s text:c="16"/>Java is a widely used object-orinted programming language and software platform that runs on billion of devices,including notebook computers,mobile devices gaming consoles,medical services and many others.the rules and syntax of java are based on the c and c++ langauges.</text:p>
      <text:p text:style-name="P2"/>
      <text:p text:style-name="P3">JAVA:WRITE ONCE AND RUN ANYWHERE.---ENGAVENALUM EXECUTE PANIKILAM...JAVA VIRTUAL MACHINENDRA ORU ENVIRONMENT MULIYAMA PANA A ARAMBICHANGA---ITHA NAMA JVM SOLLUVOM. </text:p>
      <text:p text:style-name="P3"/>
      <text:p text:style-name="P3">JAVA:vanthu oru purely object oriented technique na class and objeect solluvanga...</text:p>
      <text:p text:style-name="P3"/>
      <text:p text:style-name="P1"><text:span text:style-name="T1">CLASS AND OBJECT:for example ipo nan oru template vachukitu ennala inoru inoru template ready panamudium intha java....</text:span><text:span text:style-name="T3">ipo oru phone vachukitu atha na template solluren athavachukitu na inoru phone ready pani antha phone muliyama na phone pesuren athan object.antha first template phone vanthu class oru object phone vachukitu inoru phone ready panren means tempalte mari athan class.</text:span></text:p>
      <text:p text:style-name="P4"/>
      <text:p text:style-name="P5">JAVA:vanthu nama purely orinted program language sollurom apdina enna na complete class illama complete program eluthamudiyathu.</text:p>
      <text:p text:style-name="P5"/>
      <text:p text:style-name="P5">JAVA:java oda first name vanthu ohknu vachurunthanga apram green vachurunthanga,athukuapram kadaisilathan javandra name uruvachunga...</text:p>
      <text:p text:style-name="P5"/>
      <text:p text:style-name="P5">JAVA ARCHITECTURE:Java programming vanthu oru platform independence.platform independence code eluthidu ipo for example unaku ennapa platform athuku thagunthamari code maathi eluthikopa</text:p>
      <text:p text:style-name="P5"/>
      <text:p text:style-name="P5">JAVA COMPILER/JAVA C:normal oru program eluthanumna atha compile panuvanga like error lam irukanu check panuvanga athukuapram compile panuvanga atha nama JAVA C solluvom. For example <text:s/>manithanuku mozhi purinjamari computerlu purinjamari antha code byte code maathirum athukuapram antha byte code vanthu java run <text:s/>timendra environment os alaga poi ungaluku run aydumnga. Output kudthurumnga.</text:p>
      <text:p text:style-name="P6">FOR EXAMPLE:Ipo nama program vanthu flourish.javanu irukunu vachukongalan atha compile panumpothu flourish.class nu maarum,atha thirumba run panumpothu javaflourishndra name vachu neenga antha program run panikilam.ithan normala nadakura functionality java.</text:p>
      <text:p text:style-name="P6"/>
      <text:p text:style-name="P7">JAVA DETAILS:Java source code vanthu compile panra idam than java devlopment kit,ipo enaku byte code kidachuruchu,ipo intha <text:s/>byte code run panra idathathan <text:s/>java virtual machine solluvanga,just in compiler <text:span text:style-name="T4">time </text:span>muliyama <text:span text:style-name="T4">run panuvanaga.java run time environmentla </text:span><text:span text:style-name="T5">ithan programla normala nadaka koodiya execution ithan JVM architecturenu solluvanga</text:span></text:p>
      <text:p text:style-name="P7"/>
      <text:p text:style-name="P8">JAVA COMPILER:compile aana byte code vanthu epa unaku windows ahh illa linux illa mac athuku ethamari oru virtual machine thayarikiren angapoi intha byte code run panikopa,dynamic virtual machine create agum.</text:p>
      <text:p text:style-name="P8"/>
      <text:p text:style-name="P8">JAVA ARCHITECTURE:Jvm irukum athukooda intha libraries irukum,ithu 2ume sentha idathathan java run time environment solluvanga,ithukkooda java devlopment tools senthuchuna athan java devlopment kitnu solluvanga.</text:p>
      <text:p text:style-name="P9"><text:soft-page-break/>JAVA DEVLOPMENT KIT: JAVAC,jar,debugging tools,javaP</text:p>
      <text:p text:style-name="P9">JRE:Java,javaw,libraries,rt.jar</text:p>
      <text:p text:style-name="P9">JVM:JAVA IN TIME COMPILER(JIT)</text:p>
      <text:p text:style-name="P10"/>
      <text:p text:style-name="P10">JAVA APPLICATION TYPES:</text:p>
      <text:p text:style-name="P10">1)STANDALONE APPLICATION:&gt;&gt;DESKTOP OR WINDOWS BASED APPLICATIONS</text:p>
      <text:p text:style-name="P10">EXAMPLE:MEDIA PLAYER/ANTIVIRUS</text:p>
      <text:p text:style-name="P10">AWT AND SWING TOOLS USED.</text:p>
      <text:p text:style-name="P10"/>
      <text:p text:style-name="P10">2)WEB APPLICATION:&gt;&gt;SERVLET,JSP,STRUTS.</text:p>
      <text:p text:style-name="P10">JSF TOOLS USED.</text:p>
      <text:p text:style-name="P10"/>
      <text:p text:style-name="P10">3)ENTERPRISE APPLICATION:&gt;&gt;BANKING APPLICATION,HIGH LEVEL SECURITY,LOAD BALANCING AND CLUSTERING.</text:p>
      <text:p text:style-name="P10">EJB TOOLS USED.</text:p>
      <text:p text:style-name="P10"/>
      <text:p text:style-name="P10">4)MOBILE APPLICATION:&gt;&gt;ANDROID AND JAVA ME TOOLS USED.</text:p>
      <text:p text:style-name="P10"/>
      <text:p text:style-name="P11">CLASS AND OBJECT:classndrathu oru templatenga,objectndrathu real use panrathunga.template vanthu payanpadutha mudiyathu,aana intha object payanpaduthikilam ovaru classkum oru object create pani athan mulama access seiyavanga.</text:p>
      <text:p text:style-name="P11"/>
      <text:p text:style-name="P11"/>
      <text:p text:style-name="P11">MAIN:&gt;&gt; INTHA VOID AND STRING ARGS FUNCTION SENTHU THAN MAIN FUNCTION SOLLUVANGA.</text:p>
      <text:p text:style-name="P11"/>
      <text:p text:style-name="P11">(STRING[] ARGS):&gt;&gt;ULLA VARUMPOTHU ENNALAM KONDUVARA FOR EXMAPLE VEETUKULA VARUMPOTHU</text:p>
      <text:p text:style-name="P11"/>
      <text:p text:style-name="P11">VOID:&gt;&gt;FOR EXMAPLE VEETUKULA IRUNTHU VELILA POGUMPOTHU,VOIDNDRATHU NA VELILA POGUMPOTHU NAN ETHUM EDUTHUTU POLAPA ATHAN VOID.INTHA FUNCTION ETHAIUM RETURN SEIYATHU.</text:p>
      <text:p text:style-name="P11"/>
      <text:p text:style-name="P12">STATIC:&gt;&gt;STATIC NA ENNA NA ITHUKU OBJECT CREATE PANAMA NAMA INTHA FUNCTION ACCESS PANIKILAM.</text:p>
      <text:p text:style-name="P12"/>
      <text:p text:style-name="P12">PUBLIC:&gt;&gt; INTHA FUNCTION YARUVENALUM USE PANIKILAM.</text:p>
      <text:p text:style-name="P12"/>
      <text:p text:style-name="P12"><text:s text:c="50"/><text:span text:style-name="T6">CLASS AND OBJECT:</text:span></text:p>
      <text:p text:style-name="P13"><text:s text:c="6"/>object orinted programming is a methodology or paradigm to design a program using classes and objects.</text:p>
      <text:p text:style-name="P13">OBJECTS:Real world entities that has their</text:p>
      <text:p text:style-name="P13">own properties and behaviours----for example table,chair,bed.</text:p>
      <text:p text:style-name="P13"/>
      <text:p text:style-name="P14">CLASS:&gt;&gt;Blueprint from which an objects properties and behaviours are decided.</text:p>
      <text:p text:style-name="P14"/>
      <text:p text:style-name="P14">CLASS MEMBERS:&gt;&gt;2types&gt;&gt;Variables and methods.</text:p>
      <text:p text:style-name="P14"/>
      <text:p text:style-name="P14">Local variables:variables are defined inside methods,constructors or blocks are called local variable.the variable will be declared and intialized within the method and the variable will be destroyed when the method has completed.</text:p>
      <text:p text:style-name="P14"><text:soft-page-break/></text:p>
      <text:p text:style-name="P14">INSTANCE VARIABLES:&gt;&gt;<text:span text:style-name="T7">Instance variables are variables within a class but outside any method.these variables are intialized when the class is instantiated.instance variables can be accessed from inside any method,constructor or blocks of that particular class.</text:span></text:p>
      <text:p text:style-name="P14"/>
      <text:p text:style-name="P15">Class variables:&gt;&gt;Class variables are variables declared within a class,outside any method,with the static keyword.</text:p>
      <text:p text:style-name="P15"/>
      <text:p text:style-name="P15">Diff instance and class variables:</text:p>
      <text:p text:style-name="P15"><text:s/>instance variables:&gt;&gt;ovaru objectkum thani thaniya instance variable kaana memory allocate aagum.</text:p>
      <text:p text:style-name="P15"/>
      <text:p text:style-name="P15">Class variables:&gt;&gt;inga orey oru memory than allocate aagum....class create agumpothu instance variable create agumpothe allocate ayrum memory.....intha class memory vanthu ella objectum share panikum.....ovaru objectkaana class memory vanthu allocate agathu.</text:p>
      <text:p text:style-name="P15"/>
      <text:p text:style-name="P16">METHODS:----&gt; a block of codes.&gt;&gt;&gt;</text:p>
      <text:p text:style-name="P17">CLASS METHODS:&gt;&gt;&gt;is know as another name static method.ithu vanthu common to all objects.intha class method nama object name use pani call panamatom,athukupathila nama class name use pani invoke panuvom intha methods.....inheritance pogumpothu intha class method overridden panamudiyathu.it access only static members.</text:p>
      <text:p text:style-name="P17"/>
      <text:p text:style-name="P17">INSTANCE METHODS:&gt;&gt;&gt;is know as non static method.don’t use here static method keyword here.inha methods call panrathuku objects use panithan call panamudium.inga vanthu static and non static both are accessible.memory allocation happens when method is invoked and memory is de-allocated once method is executed completely.</text:p>
      <text:p text:style-name="P17"/>
      <text:p text:style-name="P17">ACCESS MODIFIERS:</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0T19:30:42.821323687</meta:creation-date>
    <dc:date>2022-08-25T23:39:53.842069384</dc:date>
    <meta:editing-duration>PT1H33M46S</meta:editing-duration>
    <meta:editing-cycles>9</meta:editing-cycles>
    <meta:generator>LibreOffice/7.3.5.2$Linux_X86_64 LibreOffice_project/30$Build-2</meta:generator>
    <meta:document-statistic meta:table-count="0" meta:image-count="0" meta:object-count="0" meta:page-count="3" meta:paragraph-count="48" meta:word-count="758" meta:character-count="6121" meta:non-whitespace-character-count="5270"/>
  </office:meta>
</office:document-meta>
</file>